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ca392"/>
    </style:style>
    <style:style style:name="P2" style:family="paragraph" style:parent-style-name="Standard">
      <style:paragraph-properties fo:line-height="150%"/>
      <style:text-properties fo:font-weight="bold" officeooo:rsid="000ca392" officeooo:paragraph-rsid="000ca392" style:font-weight-asian="bold" style:font-weight-complex="bold"/>
    </style:style>
    <style:style style:name="T1" style:family="text">
      <style:text-properties officeooo:rsid="000ca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ptoVar USER MANUAL</text:p>
      <text:p text:style-name="P1"/>
      <text:p text:style-name="P1">PeptoVar <text:span text:style-name="T1">(</text:span><text:span text:style-name="Strong_20_Emphasis"><text:span text:style-name="T1">Pept</text:span></text:span><text:span text:style-name="T1">ides </text:span><text:span text:style-name="Strong_20_Emphasis"><text:span text:style-name="T1">o</text:span></text:span><text:span text:style-name="T1">f </text:span><text:span text:style-name="Strong_20_Emphasis"><text:span text:style-name="T1">Var</text:span></text:span><text:span text:style-name="T1">iations) </text:span>is a program for personalization of protein coding genes and peptidomes generat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36:50.905121967</meta:creation-date>
    <dc:date>2017-07-20T15:40:56.268408635</dc:date>
    <meta:editing-duration>PT4M5S</meta:editing-duration>
    <meta:editing-cycles>1</meta:editing-cycles>
    <meta:document-statistic meta:table-count="0" meta:image-count="0" meta:object-count="0" meta:page-count="1" meta:paragraph-count="2" meta:word-count="19" meta:character-count="137" meta:non-whitespace-character-count="120"/>
    <meta:generator>LibreOffice/5.1.6.2$Linux_X86_64 LibreOffice_project/10m0$Build-2</meta:generator>
  </office:meta>
</office:document-meta>
</file>